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6-08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6-08-15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6-05-2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6-03-2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6-03-2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12-1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10-1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08-07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07-0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04-2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5-02-2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12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10-3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09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07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06-0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05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4-03-1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10-2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09-19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08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08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05-0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3-03-15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2-10-0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2-10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2-08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2-06-2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2-05-0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1-11-0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1-04-2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0-10-21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2010-06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9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89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02089185501</text:p>
          </table:table-cell>
          <table:table-cell office:value-type="string" calcext:value-type="string">
            <text:p>198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